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c8f9" officeooo:paragraph-rsid="001dc8f9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9764" officeooo:paragraph-rsid="001f9764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2114b0" officeooo:paragraph-rsid="002114b0" style:font-size-asian="12pt" style:font-size-complex="12pt"/>
    </style:style>
    <style:style style:name="P11" style:family="paragraph" style:parent-style-name="Standard">
      <style:paragraph-properties fo:text-align="justify" style:justify-single-word="false" fo:orphans="0" fo:widows="0"/>
    </style:style>
    <style:style style:name="P12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3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style:paragraph-properties fo:orphans="0" fo:widows="0"/>
      <style:text-properties fo:font-size="9pt" officeooo:rsid="00216044" officeooo:paragraph-rsid="00216044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officeooo:rsid="001dc8f9" officeooo:paragraph-rsid="001dc8f9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dc8f9" officeooo:paragraph-rsid="001dc8f9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officeooo:paragraph-rsid="001dc8f9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officeooo:paragraph-rsid="00216044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9764" style:font-size-asian="12pt" style:font-weight-asian="normal" style:font-size-complex="12pt" style:font-weight-complex="normal"/>
    </style:style>
    <style:style style:name="T5" style:family="text">
      <style:text-properties officeooo:rsid="001dc8f9"/>
    </style:style>
    <style:style style:name="T6" style:family="text">
      <style:text-properties fo:font-weight="normal" officeooo:rsid="001dc8f9" style:font-weight-asian="normal" style:font-weight-complex="normal"/>
    </style:style>
    <style:style style:name="T7" style:family="text">
      <style:text-properties officeooo:rsid="002114b0"/>
    </style:style>
    <style:style style:name="T8" style:family="text">
      <style:text-properties officeooo:rsid="002160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Test Case ID: <text:span text:style-name="T7">Frúbrica5</text:span></text:p>
          </table:table-cell>
          <table:table-cell table:style-name="Table1.B3" office:value-type="string">
            <text:p text:style-name="P16">Test Designed by: <text:span text:style-name="T7">Luis PInochet</text:span></text:p>
          </table:table-cell>
        </table:table-row>
        <table:table-row table:style-name="Table1.2">
          <table:table-cell table:style-name="Table1.A4" office:value-type="string">
            <text:p text:style-name="P13">Test Priority (Low/Medium/High): <text:span text:style-name="T5">Medium</text:span></text:p>
          </table:table-cell>
          <table:table-cell table:style-name="Table1.B4" office:value-type="string">
            <text:p text:style-name="P15">Test Designed date: <text:span text:style-name="T7">23/06/19</text:span></text:p>
          </table:table-cell>
        </table:table-row>
        <table:table-row table:style-name="Table1.3">
          <table:table-cell table:style-name="Table1.A5" office:value-type="string">
            <text:p text:style-name="P13">Module Name: <text:span text:style-name="T7">Ficha Rubrica</text:span></text:p>
          </table:table-cell>
          <table:table-cell table:style-name="Table1.B5" office:value-type="string">
            <text:p text:style-name="P15">Test Executed by: <text:span text:style-name="T8">Miguel Sepúlveda</text:span></text:p>
          </table:table-cell>
        </table:table-row>
        <table:table-row table:style-name="Table1.3">
          <table:table-cell table:style-name="Table1.A6" office:value-type="string">
            <text:p text:style-name="P13">Test Title: <text:span text:style-name="T7">Requisito 5 Ficha Rúbrica</text:span></text:p>
          </table:table-cell>
          <table:table-cell table:style-name="Table1.B6" office:value-type="string">
            <text:p text:style-name="P23">Test Execution date: <text:span text:style-name="T8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3">Description: <text:span text:style-name="T6">Testear que el sistema verifique que la suma de los puntos es 6.0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5">Pre-conditions: </text:p>
            <text:list xml:id="list3300271521" text:style-name="L1">
              <text:list-item>
                <text:p text:style-name="P20"><text:span text:style-name="T3">Un usuario </text:span><text:span text:style-name="T4">Administrador </text:span><text:span text:style-name="T3"><text:s/>ingresado y loggeado </text:span></text:p>
              </text:list-item>
              <text:list-item>
                <text:p text:style-name="P21">Una rubrica creada , con dos Aspectos , “Aspecto 1” y “Aspecto 2” con tres niveles de cumplimiento </text:p>
                <text:p text:style-name="P21">con puntaje 0.0 , 1.5 3.0 respectivamente</text:p>
              </text:list-item>
              <text:list-item>
                <text:p text:style-name="P21">Vista de Rúbricas ya ingresada </text:p>
              </text:list-item>
              <text:list-item>
                <text:p text:style-name="P22"><text:span text:style-name="T6">Datos de la rúbricas ya cargados y visibles</text:span><text:bookmark text:name="_heading=h.gjdgxs"/></text:p>
              </text:list-item>
            </text:list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5">Dependencies: </text:p>
            <text:p text:style-name="P10">Creacion de rúbricas , gestión de administradores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Buscar puntaje de la rúbrica 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El puntaje total de la rúbrica está en un lugar lógico y visible</text:p>
          </table:table-cell>
          <table:table-cell table:style-name="Table2.E2" office:value-type="string">
            <text:p text:style-name="P19">Se encuentra en la parte inferior de la ventana.</text:p>
          </table:table-cell>
          <table:table-cell table:style-name="Table2.F2" office:value-type="string">
            <text:p text:style-name="P19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3">Verificar reaccion del sistema al puntaje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4">El sistema muestra un signo de aprobación a los 6.0 puntos de la rúbrica</text:p>
          </table:table-cell>
          <table:table-cell table:style-name="Table2.E3" office:value-type="string">
            <text:p text:style-name="P19">El puntaje se encuentra en verde</text:p>
          </table:table-cell>
          <table:table-cell table:style-name="Table2.F3" office:value-type="string">
            <text:p text:style-name="P19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4">Modificar el puntaje del nivel 3 del “Aspecto 1”</text:p>
          </table:table-cell>
          <table:table-cell table:style-name="Table2.B2" office:value-type="string">
            <text:p text:style-name="P4">Se cambia a 2.0</text:p>
          </table:table-cell>
          <table:table-cell table:style-name="Table2.D4" office:value-type="string">
            <text:p text:style-name="P4">El sistema muestra un signo de rechazo al puntaje</text:p>
          </table:table-cell>
          <table:table-cell table:style-name="Table2.E4" office:value-type="string">
            <text:p text:style-name="P19">El puntaje se encuentara en amarillo</text:p>
          </table:table-cell>
          <table:table-cell table:style-name="Table2.F4" office:value-type="string">
            <text:p text:style-name="P19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4">Guardar la rúbrica</text:p>
          </table:table-cell>
          <table:table-cell table:style-name="Table2.B2" office:value-type="string">
            <text:p text:style-name="P1"/>
          </table:table-cell>
          <table:table-cell table:style-name="Table2.D5" office:value-type="string">
            <text:p text:style-name="P4">El sistema no deja guardar la rúbrica </text:p>
          </table:table-cell>
          <table:table-cell table:style-name="Table2.E5" office:value-type="string">
            <text:p text:style-name="P19">Aparece una ventana de error indicando que el puntaje maxmo debe ser 6</text:p>
          </table:table-cell>
          <table:table-cell table:style-name="Table2.F5" office:value-type="string">
            <text:p text:style-name="P19">Pass</text:p>
          </table:table-cell>
          <table:table-cell table:style-name="Table2.G5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4">Modificar el nuevamente el “Aspecto 1”</text:p>
          </table:table-cell>
          <table:table-cell table:style-name="Table2.B2" office:value-type="string">
            <text:p text:style-name="P4">Se cambia el puntaje a 3.0</text:p>
          </table:table-cell>
          <table:table-cell table:style-name="Table2.D6" office:value-type="string">
            <text:p text:style-name="P4">El sistema muestra un signo de aprobación </text:p>
          </table:table-cell>
          <table:table-cell table:style-name="Table2.E6" office:value-type="string">
            <text:p text:style-name="P19">El número vuelve a ser verde.</text:p>
          </table:table-cell>
          <table:table-cell table:style-name="Table2.F6" office:value-type="string">
            <text:p text:style-name="P19">Pass</text:p>
          </table:table-cell>
          <table:table-cell table:style-name="Table2.G6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4">Guardar la rúbrica</text:p>
          </table:table-cell>
          <table:table-cell table:style-name="Table2.B2" office:value-type="string">
            <text:p text:style-name="P1"/>
          </table:table-cell>
          <table:table-cell table:style-name="Table2.D7" office:value-type="string">
            <text:p text:style-name="P4">El sistema deja guardar la rúbrica </text:p>
          </table:table-cell>
          <table:table-cell table:style-name="Table2.E7" office:value-type="string">
            <text:p text:style-name="P19">No hay problemas al guardar la rúbrica.</text:p>
          </table:table-cell>
          <table:table-cell table:style-name="Table2.F7" office:value-type="string">
            <text:p text:style-name="P19">Pass</text:p>
          </table:table-cell>
          <table:table-cell table:style-name="Table2.G7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693in" style:type="center"/>
          <style:tab-stop style:position="9.13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5:42:40.291679169</dc:date>
    <meta:editing-duration>PT12M29S</meta:editing-duration>
    <meta:editing-cycles>6</meta:editing-cycles>
    <meta:document-statistic meta:table-count="2" meta:image-count="0" meta:object-count="0" meta:page-count="1" meta:paragraph-count="56" meta:word-count="282" meta:character-count="1614" meta:non-whitespace-character-count="1380"/>
  </office:meta>
</office:document-meta>
</file>